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C000005BE82C956D51E701C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Heading_20_1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2pt" style:text-underline-style="none" officeooo:rsid="000fe498" officeooo:paragraph-rsid="000fe498" style:font-size-asian="12pt" style:font-size-complex="12pt"/>
    </style:style>
    <style:style style:name="P7" style:family="paragraph" style:parent-style-name="Standard">
      <style:paragraph-properties fo:line-height="200%"/>
      <style:text-properties style:font-name="Times New Roman" fo:font-weight="normal" officeooo:rsid="000fe498" officeooo:paragraph-rsid="000fe498" style:font-weight-asian="normal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style:text-underline-style="solid" style:text-underline-width="auto" style:text-underline-color="font-color" officeooo:paragraph-rsid="000fe498"/>
    </style:style>
    <style:style style:name="P9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18b8b3" officeooo:paragraph-rsid="0018b8b3" style:text-blinking="false" style:font-size-asian="12pt" style:font-size-complex="12pt" loext:padding="0cm" loext:border="none"/>
    </style:style>
    <style:style style:name="P10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Heading_20_3">
      <style:paragraph-properties fo:break-before="page"/>
    </style:style>
    <style:style style:name="P13" style:family="paragraph" style:parent-style-name="Text_20_body">
      <style:text-properties officeooo:rsid="00274ce4"/>
    </style:style>
    <style:style style:name="P14" style:family="paragraph" style:parent-style-name="Heading_20_3">
      <style:paragraph-properties fo:break-before="page"/>
      <style:text-properties fo:color="#333333" loext:opacity="100%" style:font-name="Times New Roman" officeooo:rsid="002567ac" officeooo:paragraph-rsid="00274ce4"/>
    </style:style>
    <style:style style:name="P15" style:family="paragraph" style:parent-style-name="Text_20_body">
      <style:text-properties fo:color="#333333" loext:opacity="100%" style:font-name="Times New Roman" officeooo:rsid="002567ac" officeooo:paragraph-rsid="00274ce4"/>
    </style:style>
    <style:style style:name="P16" style:family="paragraph" style:parent-style-name="Heading_20_3">
      <style:text-properties fo:color="#333333" loext:opacity="100%" style:font-name="Times New Roman" officeooo:rsid="002f1ccd" officeooo:paragraph-rsid="002f1ccd"/>
    </style:style>
    <style:style style:name="P17" style:family="paragraph" style:parent-style-name="Text_20_body">
      <style:paragraph-properties fo:break-before="page"/>
      <style:text-properties fo:color="#333333" loext:opacity="100%" style:font-name="Times New Roman" officeooo:rsid="002f1ccd" officeooo:paragraph-rsid="002f1ccd"/>
    </style:style>
    <style:style style:name="P18" style:family="paragraph" style:parent-style-name="Text_20_body">
      <style:text-properties fo:color="#333333" loext:opacity="100%" style:font-name="Times New Roman" officeooo:rsid="002f1ccd" officeooo:paragraph-rsid="002f1ccd"/>
    </style:style>
    <style:style style:name="P19" style:family="paragraph" style:parent-style-name="Text_20_body">
      <style:text-properties fo:color="#333333" loext:opacity="100%" style:font-name="Times New Roman" style:text-underline-style="none" officeooo:rsid="002f1ccd" officeooo:paragraph-rsid="002f1ccd"/>
    </style:style>
    <style:style style:name="P20" style:family="paragraph" style:parent-style-name="Heading_20_5">
      <style:text-properties style:font-name="Times New Roman"/>
    </style:style>
    <style:style style:name="P21" style:family="paragraph" style:parent-style-name="Text_20_body" style:list-style-name="L1"/>
    <style:style style:name="T1" style:family="text">
      <style:text-properties officeooo:rsid="001803f8"/>
    </style:style>
    <style:style style:name="T2" style:family="text">
      <style:text-properties officeooo:rsid="00218b47"/>
    </style:style>
    <style:style style:name="T3" style:family="text">
      <style:text-properties officeooo:rsid="00248daf"/>
    </style:style>
    <style:style style:name="T4" style:family="text">
      <style:text-properties style:text-underline-style="none" officeooo:rsid="00248daf"/>
    </style:style>
    <style:style style:name="T5" style:family="text">
      <style:text-properties style:text-underline-style="none" officeooo:rsid="002567ac"/>
    </style:style>
    <style:style style:name="T6" style:family="text">
      <style:text-properties officeooo:rsid="002a492e"/>
    </style:style>
    <style:style style:name="T7" style:family="text">
      <style:text-properties fo:font-size="11.5pt" style:font-size-asian="11.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h text:style-name="P5" text:outline-level="1"><text:bookmark-start text:name="__RefHeading___Toc229_3394193220"/>Características del Trabajo<text:bookmark-end text:name="__RefHeading___Toc229_3394193220"/></text:h>
      <text:p text:style-name="P6"/>
      <text:p text:style-name="P3"/>
      <text:p text:style-name="P3"/>
      <text:p text:style-name="P4">Juan <text:span text:style-name="T6">L</text:span>uis Becquet Martínez</text:p>
      <text:p text:style-name="P4">Servicio Nacional de Aprendizaje</text:p>
      <text:p text:style-name="P4">(2721441)Análisis y desarrollo de software</text:p>
      <text:p text:style-name="P9"><text:s/><text:span text:style-name="T7">Martha Margarita Páez Neira</text:span></text:p>
      <text:p text:style-name="P4"><text:span text:style-name="T6">21</text:span><text:span text:style-name="T1"> </text:span>de <text:span text:style-name="T4">Ju</text:span><text:span text:style-name="T5">l</text:span><text:span text:style-name="T4">io</text:span><text:span text:style-name="T3"> </text:span>de 202<text:span text:style-name="T2">4</text:span></text:p>
      <text:p text:style-name="P4"/>
      <text:p text:style-name="P8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><text:soft-page-break/></text:p>
      <text:p text:style-name="P1"/>
      <text:h text:style-name="P20" text:outline-level="5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1"><text:a xlink:type="simple" xlink:href="#__RefHeading___Toc229_3394193220" text:style-name="Index_20_Link" text:visited-style-name="Index_20_Link">Características del Trabajo<text:tab/>1</text:a></text:p>
          <text:p text:style-name="P10"><text:a xlink:type="simple" xlink:href="#__RefHeading___Toc238_833870770" text:style-name="Index_20_Link" text:visited-style-name="Index_20_Link">Introducción<text:tab/>3</text:a></text:p>
          <text:p text:style-name="P10"><text:a xlink:type="simple" xlink:href="#__RefHeading___Toc231_3394193220" text:style-name="Index_20_Link" text:visited-style-name="Index_20_Link">1. ¿Qué es el trabajo?<text:tab/>4</text:a></text:p>
          <text:p text:style-name="P10"><text:a xlink:type="simple" xlink:href="#__RefHeading___Toc233_3394193220" text:style-name="Index_20_Link" text:visited-style-name="Index_20_Link">Bibliografía<text:tab/>8</text:a></text:p>
        </text:index-body>
      </text:table-of-content>
      <text:p text:style-name="P7"/>
      <text:h text:style-name="P12" text:outline-level="3"><text:bookmark-start text:name="__RefHeading___Toc238_833870770"/>Introducción<text:bookmark-end text:name="__RefHeading___Toc238_833870770"/></text:h>
      <text:p text:style-name="P13">El trabajo es una piedra angular en la vida de las personas y las sociedades, no solo como medio de sustento, sino también como una forma de contribuir al desarrollo económico y social. La Organización Internacional del Trabajo (OIT) reconoce el trabajo como un derecho humano fundamental y promueve el concepto de "trabajo decente" para asegurar que todos los trabajadores puedan disfrutar de condiciones justas y equitativas. Esta cartilla explora conceptos esenciales como el trabajo, el trabajo decente, la precarización, la tercerización y la deslaborización, y cómo estos aspectos afectan la dignidad humana y el desarrollo social. </text:p>
      <text:h text:style-name="P14" text:outline-level="3"><text:bookmark-start text:name="__RefHeading___Toc231_3394193220"/>1. ¿Qué es el trabajo?<text:bookmark-end text:name="__RefHeading___Toc231_3394193220"/></text:h>
      <text:p text:style-name="P15"/>
      <text:p text:style-name="P15">El trabajo es una actividad humana, tanto física como mental, destinada a la producción de bienes o servicios para satisfacer necesidades personales y colectivas. Es una fuente fundamental de sustento y un medio para el desarrollo personal y social. No solo se limita a la remuneración económica, sino que también proporciona una estructura a la vida cotidiana, crea identidad, y permite la participación en la sociedad. Según la Organización Internacional del Trabajo (OIT), el trabajo es un derecho fundamental que garantiza la realización de otros derechos humanos. El trabajo dignifica y es una herramienta esencial para la inclusión social y la reducción de la pobreza.</text:p>
      <text:p text:style-name="P15">2. ¿Qué es el trabajo decente?</text:p>
      <text:p text:style-name="P15"/>
      <text:p text:style-name="P15">El trabajo decente es aquel que proporciona un salario justo, condiciones de trabajo seguras, protección social para las familias, oportunidades de desarrollo personal y social, y el respeto por los derechos laborales. También implica la igualdad de oportunidades y el tratamiento justo para todos los trabajadores. La OIT define el trabajo decente como una clave para combatir la pobreza y fomentar la equidad y la estabilidad social. Un trabajo decente permite a las personas vivir dignamente, desarrollarse como individuos y contribuir al bienestar de sus comunidades. Es una base esencial para una sociedad justa y equitativa.</text:p>
      <text:p text:style-name="P15">3. ¿Cuáles son los principios del trabajo decente?</text:p>
      <text:p text:style-name="P15"/>
      <text:p text:style-name="P15">Los principios del trabajo decente incluyen: oportunidades de empleo productivo, acceso a empleos que sean productivos y que brinden ingresos justos, respeto y promoción de los derechos fundamentales en el trabajo como la libertad sindical y la negociación colectiva, provisión de una adecuada protección social para los trabajadores y sus familias, y la promoción del diálogo social. Estos principios son fundamentales para asegurar que el trabajo no solo sea una fuente de ingresos, sino también un medio para el desarrollo personal y social. La OIT enfatiza que el trabajo decente es esencial para garantizar la justicia social y la paz duradera.</text:p>
      <text:p text:style-name="P15">4. ¿Cómo definirías trabajo digno?</text:p>
      <text:p text:style-name="P15"/>
      <text:p text:style-name="P15">El trabajo digno es aquel que respeta y promueve los derechos fundamentales del trabajador, proporciona un salario justo, ofrece condiciones seguras y saludables, y permite el desarrollo personal y profesional. Además, implica la igualdad de oportunidades y trato para todos los <text:soft-page-break/>trabajadores, sin discriminación alguna. Un trabajo digno permite a los individuos vivir con dignidad, garantizar el bienestar de sus familias y contribuir al progreso de la sociedad. Es un concepto integral que abarca la justicia social, la equidad y el respeto por la dignidad humana.</text:p>
      <text:p text:style-name="P15">5. ¿Qué es la precarización y cuál es la relación con la dignidad humana?</text:p>
      <text:p text:style-name="P15"/>
      <text:p text:style-name="P15">La precarización se refiere al deterioro de las condiciones laborales, donde los trabajos son inestables, mal remunerados, y carecen de protección social y derechos laborales. La precarización afecta negativamente la dignidad humana porque socava la capacidad de los trabajadores para vivir con seguridad y estabilidad. La falta de un salario justo y la inseguridad en el empleo pueden llevar a la pobreza, el estrés y la exclusión social. La precarización vulnera los derechos humanos básicos al privar a los individuos de la posibilidad de tener una vida digna y desarrollarse plenamente.</text:p>
      <text:p text:style-name="P15">6. ¿Qué es la tercerización y cuál es la relación con la dignidad humana?</text:p>
      <text:p text:style-name="P15"/>
      <text:p text:style-name="P15">La tercerización, o subcontratación, es la práctica de contratar a una empresa externa para realizar funciones que tradicionalmente se llevaban a cabo dentro de la organización. Esta práctica puede impactar negativamente la dignidad humana si se utiliza para eludir responsabilidades laborales, reducir costos a expensas de los derechos de los trabajadores, y ofrecer condiciones laborales inferiores. La tercerización puede resultar en trabajos más precarios, con menos estabilidad y menor protección social, lo que afecta la calidad de vida de los trabajadores y su capacidad para vivir con dignidad.</text:p>
      <text:p text:style-name="P15">7. ¿Qué es la deslaborización y cuál es la relación con la dignidad humana?</text:p>
      <text:p text:style-name="P15"/>
      <text:p text:style-name="P15">La deslaborización se refiere al proceso de disminución del empleo formal y la reducción de trabajos estables y protegidos. Esto se puede ver en el aumento del empleo informal, la automatización y la digitalización que eliminan ciertos tipos de trabajos. La deslaborización afecta la dignidad humana al aumentar la inseguridad laboral y reducir las oportunidades de empleo digno. Los trabajadores se enfrentan a la falta de protección social, bajos salarios y condiciones de trabajo inadecuadas, lo que socava su capacidad para mantener un nivel de vida adecuado y vivir con dignidad.</text:p>
      <text:p text:style-name="P15">8. ¿Cómo influye la falta de trabajo con la pobreza, la violencia y la falta de desarrollo?</text:p>
      <text:p text:style-name="P15"/>
      <text:p text:style-name="P15"><text:soft-page-break/>La falta de trabajo es un factor determinante en la perpetuación de la pobreza, ya que impide a las personas generar ingresos suficientes para cubrir sus necesidades básicas. La pobreza, a su vez, puede llevar a la violencia y la inseguridad, al generar frustración y desesperación entre aquellos que no pueden acceder a un empleo digno. La falta de trabajo también limita el desarrollo personal y social, impidiendo que las personas se eduquen, se capaciten y contribuyan al progreso de sus comunidades. En un nivel macro, la falta de empleo estable y de calidad reduce la productividad y el crecimiento económico, afectando negativamente el desarrollo de una nación. Un entorno con altos niveles de desempleo y subempleo crea un ciclo de pobreza y exclusión que es difícil de romper.</text:p>
      <text:h text:style-name="P12" text:outline-level="3">Conclusiones</text:h>
      <text:p text:style-name="P18">El trabajo decente es esencial para el bienestar y desarrollo de los individuos y las comunidades, proporcionando ingresos justos, protección social y respeto por los derechos laborales. La precarización, la tercerización y la deslaborización afectan negativamente la dignidad humana al crear condiciones laborales inestables y mal remuneradas. La falta de trabajo adecuado contribuye a la pobreza, la violencia y la falta de desarrollo, subrayando la necesidad de políticas que promuevan empleos dignos y protegidos. Para lograr una sociedad justa y equitativa, es fundamental abordar estos desafíos y garantizar que todos los trabajadores tengan acceso a condiciones laborales decentes y justas. </text:p>
      <text:p text:style-name="P17">Bibliografia</text:p>
      <text:h text:style-name="P16" text:outline-level="3"><text:bookmark-start text:name="__RefHeading___Toc233_3394193220"/>Bibliografía<text:bookmark-end text:name="__RefHeading___Toc233_3394193220"/></text:h>
      <text:list text:style-name="L1">
        <text:list-item>
          <text:p text:style-name="P21">Organización Internacional del Trabajo. (2020). <text:span text:style-name="Emphasis">Trabajo decente y economía informal</text:span>. Ginebra: OIT.</text:p>
        </text:list-item>
        <text:list-item>
          <text:p text:style-name="P21">Organización Internacional del Trabajo. (2019). <text:span text:style-name="Emphasis">El futuro del trabajo: Informe de la Comisión Mundial sobre el Futuro del Trabajo</text:span>. Ginebra: OIT.</text:p>
        </text:list-item>
        <text:list-item>
          <text:p text:style-name="P21">Standing, G. (2011). <text:span text:style-name="Emphasis">The precariat: The new dangerous class</text:span>. Bloomsbury Academic.</text:p>
        </text:list-item>
        <text:list-item>
          <text:p text:style-name="P21">Harvey, D. (2007). <text:span text:style-name="Emphasis">A brief history of neoliberalism</text:span>. Oxford University Press.</text:p>
        </text:list-item>
        <text:list-item>
          <text:p text:style-name="P21">Esping-Andersen, G. (1990). <text:span text:style-name="Emphasis">The three worlds of welfare capitalism</text:span>. Princeton University Press.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fill-image draw:name="logo-sena-negro-png-2022" xlink:href="Pictures/10000001000005DC000005BE82C956D51E701C4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706cm" fo:margin-right="0cm" fo:text-indent="-0.506cm" style:auto-text-indent="false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" style:family="paragraph" style:parent-style-name="Caption" style:class="extra"/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1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5" style:display-name="ListLabel 55" style:family="text"/>
    <style:style style:name="ListLabel_20_56" style:display-name="ListLabel 56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logo-sena-negro-png-2022" draw:fill-image-width="1cm" draw:fill-image-height="1cm" style:repeat="no-repeat" draw:fill-image-ref-point="center" style:footnote-max-height="0cm" loext:margin-gutter="0cm">
        <style:background-image xlink:href="Pictures/10000001000005DC000005BE82C956D51E701C4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logo-sena-negro-png-2022" draw:fill-image-width="1cm" draw:fill-image-height="1cm" style:repeat="no-repeat" draw:fill-image-ref-point="center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><text:tab/><text:tab/><text:page-number text:select-page="current">8</text:page-number></text:p>
      </style:header>
    </style:master-page>
    <style:master-page style:name="First_20_Page" style:display-name="First Page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9T19:09:00</meta:creation-date>
    <dc:date>2024-07-25T16:36:24.205000000</dc:date>
    <meta:editing-duration>P7DT25M18S</meta:editing-duration>
    <meta:editing-cycles>32</meta:editing-cycles>
    <meta:generator>LibreOffice/7.6.2.1$Windows_X86_64 LibreOffice_project/56f7684011345957bbf33a7ee678afaf4d2ba333</meta:generator>
    <meta:initial-creator>ASTRID SUAREZ</meta:initial-creator>
    <meta:document-statistic meta:table-count="0" meta:image-count="0" meta:object-count="0" meta:page-count="8" meta:paragraph-count="39" meta:word-count="1184" meta:character-count="7681" meta:non-whitespace-character-count="6536"/>
  </office:meta>
</office:document-meta>
</file>